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6.0639in" style:page-number="auto" table:align="center"/>
    </style:style>
    <style:style style:name="Table1.A" style:family="table-column">
      <style:table-column-properties style:column-width="2.3625in"/>
    </style:style>
    <style:style style:name="Table1.B" style:family="table-column">
      <style:table-column-properties style:column-width="0.2757in"/>
    </style:style>
    <style:style style:name="Table1.C" style:family="table-column">
      <style:table-column-properties style:column-width="1.1813in"/>
    </style:style>
    <style:style style:name="Table1.E" style:family="table-column">
      <style:table-column-properties style:column-width="1.9688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in" fo:border="none"/>
    </style:style>
    <style:style style:name="Table1.C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E1" style:family="table-cell">
      <style:table-cell-properties style:vertical-align="middle" fo:padding="0in" fo:border="none"/>
    </style:style>
    <style:style style:name="Table1.E2" style:family="table-cell">
      <style:table-cell-properties style:vertical-align="middle" fo:padding="0in" fo:border="none"/>
    </style:style>
    <style:style style:name="Table1.E3" style:family="table-cell">
      <style:table-cell-properties style:vertical-align="middle" fo:padding="0in" fo:border="none"/>
    </style:style>
    <style:style style:name="Table1.E4" style:family="table-cell">
      <style:table-cell-properties style:vertical-align="middle" fo:padding="0in" fo:border="none"/>
    </style:style>
    <style:style style:name="Table1.E5" style:family="table-cell">
      <style:table-cell-properties style:vertical-align="middle" fo:padding="0in" fo:border="none"/>
    </style:style>
    <style:style style:name="Table1.6" style:family="table-row">
      <style:table-row-properties style:min-row-height="0.3861in" fo:keep-together="always"/>
    </style:style>
    <style:style style:name="Table1.E6" style:family="table-cell">
      <style:table-cell-properties style:vertical-align="middle" fo:padding="0in" fo:border="none"/>
    </style:style>
    <style:style style:name="Table2" style:family="table">
      <style:table-properties style:width="5.9743in" fo:margin-left="-0.0736in" table:align="left"/>
    </style:style>
    <style:style style:name="Table2.A" style:family="table-column">
      <style:table-column-properties style:column-width="0.5125in"/>
    </style:style>
    <style:style style:name="Table2.B" style:family="table-column">
      <style:table-column-properties style:column-width="2.5667in"/>
    </style:style>
    <style:style style:name="Table2.C" style:family="table-column">
      <style:table-column-properties style:column-width="2.8951in"/>
    </style:style>
    <style:style style:name="Table2.1" style:family="table-row">
      <style:table-row-properties style:row-height="0.3778in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10pt" style:font-size-asian="10pt"/>
    </style:style>
    <style:style style:name="P4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10pt" fo:font-style="italic" fo:font-weight="bold" style:font-size-asian="10pt" style:font-style-asian="italic" style:font-weight-asian="bold" style:font-style-complex="italic"/>
    </style:style>
    <style:style style:name="P5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3pt" style:font-size-asian="3pt"/>
    </style:style>
    <style:style style:name="P6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9pt" style:font-size-asian="9pt"/>
    </style:style>
    <style:style style:name="P7" style:family="paragraph" style:parent-style-name="Normal">
      <style:paragraph-properties fo:margin-left="0.0075in" fo:margin-right="0in" fo:text-indent="0in" style:auto-text-indent="false">
        <style:tab-stops/>
      </style:paragraph-properties>
    </style:style>
    <style:style style:name="P8" style:family="paragraph" style:parent-style-name="Normal">
      <style:paragraph-properties fo:margin-left="0.0075in" fo:margin-right="0in" fo:margin-top="0.028in" fo:margin-bottom="0in" style:contextual-spacing="false" fo:text-align="center" style:justify-single-word="false" fo:text-indent="0in" style:auto-text-indent="false">
        <style:tab-stops/>
      </style:paragraph-properties>
      <style:text-properties style:font-name="Arial" fo:font-size="9pt" fo:font-style="italic" style:font-size-asian="9pt" style:font-style-asian="italic" style:font-style-complex="italic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11" style:family="paragraph" style:parent-style-name="Normal">
      <style:paragraph-properties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12" style:family="paragraph" style:parent-style-name="Normal">
      <style:paragraph-properties fo:line-height="110%"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13" style:family="paragraph" style:parent-style-name="Normal">
      <style:text-properties style:font-name="Arial" fo:font-weight="bold" style:font-weight-asian="bold" style:font-weight-complex="bold"/>
    </style:style>
    <style:style style:name="P14" style:family="paragraph" style:parent-style-name="Normal">
      <style:paragraph-properties fo:text-align="center" style:justify-single-word="false"/>
      <style:text-properties fo:font-size="28pt" style:font-size-asian="28pt" style:font-size-complex="28pt"/>
    </style:style>
    <style:style style:name="P15" style:family="paragraph" style:parent-style-name="Normal">
      <style:paragraph-properties fo:text-align="center" style:justify-single-word="false"/>
      <style:text-properties fo:font-size="16pt" style:font-size-asian="16pt"/>
    </style:style>
    <style:style style:name="P16" style:family="paragraph" style:parent-style-name="Normal">
      <style:paragraph-properties fo:line-height="110%" fo:text-align="center" style:justify-single-word="false"/>
      <style:text-properties fo:font-size="16pt" style:font-size-asian="16pt"/>
    </style:style>
    <style:style style:name="P17" style:family="paragraph" style:parent-style-name="Normal">
      <style:paragraph-properties>
        <style:tab-stops>
          <style:tab-stop style:position="0.9457in"/>
        </style:tab-stops>
      </style:paragraph-properties>
      <style:text-properties fo:font-size="16pt" style:font-size-asian="16pt" style:font-style-complex="italic" style:font-weight-complex="bold"/>
    </style:style>
    <style:style style:name="P18" style:family="paragraph" style:parent-style-name="Normal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Normal">
      <style:paragraph-properties fo:line-height="110%" fo:text-align="center" style:justify-single-word="false"/>
      <style:text-properties style:font-name="Arial Black" fo:font-size="15pt" style:font-size-asian="15pt"/>
    </style:style>
    <style:style style:name="P20" style:family="paragraph" style:parent-style-name="Normal">
      <style:paragraph-properties fo:line-height="110%" fo:text-align="center" style:justify-single-word="false"/>
    </style:style>
    <style:style style:name="P2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Normal">
      <style:paragraph-properties fo:margin-left="-0.1209in" fo:margin-right="0in" fo:text-align="center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-0.1209in" fo:margin-right="0in" fo:text-align="center" style:justify-single-word="false" fo:text-indent="0in" style:auto-text-indent="false">
        <style:tab-stops/>
      </style:paragraph-properties>
      <style:text-properties style:font-name="Arial" fo:font-size="11pt" fo:font-weight="bold" style:font-size-asian="11pt" style:font-weight-asian="bold" style:font-weight-complex="bold"/>
    </style:style>
    <style:style style:name="P24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</style:style>
    <style:style style:name="P25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  <style:text-properties style:font-name="Arial" fo:font-size="11pt" fo:font-style="italic" style:font-size-asian="11pt" style:font-style-asian="italic" style:font-style-complex="italic"/>
    </style:style>
    <style:style style:name="P26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  <style:text-properties style:font-name="Arial" fo:font-style="italic" style:font-style-asian="italic" style:font-style-complex="italic"/>
    </style:style>
    <style:style style:name="P27" style:family="paragraph" style:parent-style-name="Header">
      <style:paragraph-properties fo:text-align="center" style:justify-single-word="false"/>
      <style:text-properties style:font-name="Arial" fo:font-size="22pt" fo:font-style="italic" fo:font-weight="bold" officeooo:rsid="00055892" officeooo:paragraph-rsid="00055892" style:font-size-asian="22pt" style:font-style-asian="italic" style:font-weight-asian="bold" style:font-size-complex="22pt" style:font-style-complex="italic" style:font-weight-complex="bold"/>
    </style:style>
    <style:style style:name="P28" style:family="paragraph" style:parent-style-name="Heading_20_3">
      <style:paragraph-properties fo:margin-top="0in" fo:margin-bottom="0in" style:contextual-spacing="false"/>
    </style:style>
    <style:style style:name="P29" style:family="paragraph" style:parent-style-name="Heading_20_6">
      <style:paragraph-properties fo:margin-left="0.0075in" fo:margin-right="0in" fo:text-align="center" style:justify-single-word="false" fo:text-indent="0in" style:auto-text-indent="false" fo:break-before="page">
        <style:tab-stops/>
      </style:paragraph-properties>
      <style:text-properties fo:font-weight="normal" style:font-weight-asian="normal" style:font-weight-complex="normal"/>
    </style:style>
    <style:style style:name="P30" style:family="paragraph" style:parent-style-name="Heading_20_6">
      <style:paragraph-properties fo:margin-top="0in" fo:margin-bottom="0in" style:contextual-spacing="false"/>
      <style:text-properties style:font-name="Arial" style:font-size-complex="12pt"/>
    </style:style>
    <style:style style:name="P31" style:family="paragraph" style:parent-style-name="Heading_20_8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8pt" fo:font-weight="bold" style:font-size-asian="8pt" style:font-weight-asian="bold" style:font-weight-complex="bold"/>
    </style:style>
    <style:style style:name="P32" style:family="paragraph" style:parent-style-name="Normal">
      <style:paragraph-properties fo:margin-top="0in" fo:margin-bottom="0in" style:contextual-spacing="false"/>
      <style:text-properties fo:font-size="16pt" fo:font-weight="bold" officeooo:paragraph-rsid="0009e4e7" style:font-size-asian="16pt" style:font-weight-asian="bold" style:font-size-complex="16pt" style:font-weight-complex="bold"/>
    </style:style>
    <style:style style:name="P33" style:family="paragraph">
      <style:paragraph-properties style:writing-mode="lr-tb"/>
    </style:style>
    <style:style style:name="P34" style:family="paragraph">
      <style:paragraph-properties fo:text-align="center" style:text-autospace="none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style:font-name="Arial" fo:font-size="10pt" fo:font-weight="bold" style:font-size-asian="10pt" style:font-weight-asian="bold" style:font-weight-complex="bold"/>
    </style:style>
    <style:style style:name="T3" style:family="text">
      <style:text-properties style:font-name="Arial" fo:font-size="10pt" fo:font-weight="bold" officeooo:rsid="00055892" style:font-size-asian="10pt" style:font-weight-asian="bold" style:font-weight-complex="bold"/>
    </style:style>
    <style:style style:name="T4" style:family="text">
      <style:text-properties style:font-name="Arial" fo:font-size="11pt" fo:font-weight="bold" style:font-size-asian="11pt" style:font-weight-asian="bold" style:font-weight-complex="bold"/>
    </style:style>
    <style:style style:name="T5" style:family="text">
      <style:text-properties style:font-name="Arial" fo:font-size="11pt" fo:font-style="italic" style:font-size-asian="11pt" style:font-style-asian="italic" style:font-style-complex="italic"/>
    </style:style>
    <style:style style:name="T6" style:family="text">
      <style:text-properties style:font-name="Arial" fo:font-size="16pt" fo:font-weight="bold" officeooo:rsid="00055892" style:font-size-asian="16pt" style:font-weight-asian="bold" style:font-size-complex="16pt" style:font-weight-complex="bold"/>
    </style:style>
    <style:style style:name="T7" style:family="text">
      <style:text-properties style:font-name="Arial" fo:font-size="16pt" fo:font-weight="bold" officeooo:rsid="0009e4e7" style:font-size-asian="16pt" style:font-weight-asian="bold" style:font-size-complex="16pt" style:font-weight-complex="bold"/>
    </style:style>
    <style:style style:name="T8" style:family="text">
      <style:text-properties style:font-name="Arial" officeooo:rsid="0009e4e7"/>
    </style:style>
    <style:style style:name="T9" style:family="text">
      <style:text-properties style:font-name="Arial Black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5892" style:font-weight-asian="bold" style:font-weight-complex="bold"/>
    </style:style>
    <style:style style:name="T13" style:family="text">
      <style:text-properties officeooo:rsid="00055892"/>
    </style:style>
    <style:style style:name="T14" style:family="text">
      <style:text-properties officeooo:rsid="0007230a"/>
    </style:style>
    <style:style style:name="T15" style:family="text">
      <style:text-properties officeooo:rsid="00084ec5"/>
    </style:style>
    <style:style style:name="T16" style:family="text">
      <style:text-properties officeooo:rsid="00095579"/>
    </style:style>
    <style:style style:name="T17" style:family="text">
      <style:text-properties officeooo:rsid="0009e4e7"/>
    </style:style>
    <style:style style:name="T18" style:family="text">
      <style:text-properties officeooo:rsid="000baf77"/>
    </style:style>
    <style:style style:name="T19" style:family="text">
      <style:text-properties fo:color="#000066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382in" svg:stroke-color="#000000" svg:stroke-opacity="100%" draw:stroke-linejoin="round" draw:fill="non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svg:stroke-opacity="100%" draw:stroke-linejoin="round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4" style:family="graphic">
      <style:graphic-properties draw:stroke="none" draw:fill="none" draw:textarea-vertical-align="top" draw:auto-grow-height="false" draw:auto-grow-width="false" fo:min-height="1in" fo:min-width="0.3752in" fo:padding-top="0.05in" fo:padding-bottom="0.05in" fo:padding-left="0.1in" fo:padding-right="0.1in" fo:wrap-option="wrap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solid" svg:stroke-width="0.0102in" svg:stroke-color="#43a1ff" svg:stroke-opacity="100%" draw:stroke-linejoin="miter" draw:fill="gradient" draw:fill-gradient-name="a1" fo:padding-top="-0.0051in" fo:padding-bottom="-0.0051in" fo:padding-left="-0.0051in" fo:padding-right="-0.0051in" style:run-through="background"/>
    </style:style>
    <style:style style:name="gr7" style:family="graphic">
      <style:graphic-properties draw:stroke="solid" svg:stroke-width="0.0102in" svg:stroke-color="#43a1ff" svg:stroke-opacity="100%" draw:stroke-linejoin="miter" draw:fill="gradient" draw:fill-gradient-name="a3" fo:padding-top="-0.0051in" fo:padding-bottom="-0.0051in" fo:padding-left="-0.0051in" fo:padding-right="-0.0051in" style:run-through="background"/>
    </style:style>
    <style:style style:name="gr8" style:family="graphic">
      <style:graphic-properties draw:stroke="solid" svg:stroke-width="0.0102in" svg:stroke-color="#43a1ff" svg:stroke-opacity="100%" draw:stroke-linejoin="miter" draw:fill="gradient" draw:fill-gradient-name="a5" fo:padding-top="-0.0051in" fo:padding-bottom="-0.0051in" fo:padding-left="-0.0051in" fo:padding-right="-0.0051in" style:run-through="background"/>
    </style:style>
    <style:style style:name="gr9" style:family="graphic">
      <style:graphic-properties draw:stroke="solid" svg:stroke-width="0.0102in" svg:stroke-color="#43a1ff" svg:stroke-opacity="100%" draw:stroke-linejoin="miter" draw:fill="gradient" draw:fill-gradient-name="a7" fo:padding-top="-0.0051in" fo:padding-bottom="-0.0051in" fo:padding-left="-0.0051in" fo:padding-right="-0.0051in" style:run-through="background"/>
    </style:style>
    <style:style style:name="gr10" style:family="graphic">
      <style:graphic-properties draw:stroke="solid" svg:stroke-width="0.0102in" svg:stroke-color="#43a1ff" svg:stroke-opacity="100%" draw:stroke-linejoin="miter" draw:fill="gradient" draw:fill-gradient-name="a9" fo:padding-top="-0.0051in" fo:padding-bottom="-0.0051in" fo:padding-left="-0.0051in" fo:padding-right="-0.0051in" style:run-through="background"/>
    </style:style>
    <style:style style:name="gr11" style:family="graphic">
      <style:graphic-properties draw:stroke="solid" svg:stroke-width="0.0102in" svg:stroke-color="#43a1ff" svg:stroke-opacity="100%" draw:stroke-linejoin="miter" draw:fill="gradient" draw:fill-gradient-name="a11" fo:padding-top="-0.0051in" fo:padding-bottom="-0.0051in" fo:padding-left="-0.0051in" fo:padding-right="-0.0051in" style:run-through="background"/>
    </style:style>
    <style:style style:name="gr12" style:family="graphic">
      <style:graphic-properties draw:stroke="solid" svg:stroke-width="0.0626in" svg:stroke-color="#000000" svg:stroke-opacity="100%" draw:stroke-linejoin="round" draw:fill="none" fo:padding-top="0.0173in" fo:padding-bottom="0.0173in" fo:padding-left="0.0173in" fo:padding-right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h text:style-name="P29" text:outline-level="6">République Tunisienne</text:h>
          </table:table-cell>
          <table:table-cell table:style-name="Table1.A1" table:number-rows-spanned="6" office:value-type="string">
            <text:h text:style-name="P31" text:outline-level="8"/>
          </table:table-cell>
          <table:table-cell table:style-name="Table1.C1" table:number-rows-spanned="6" office:value-type="string">
            <text:p text:style-name="P2"><draw:g text:anchor-type="char" draw:z-index="2" draw:name="Canvas 2" draw:style-name="gr3"><draw:custom-shape draw:name="Rectangle 4" draw:style-name="gr4" draw:text-style-name="P33" svg:width="1.0004in" svg:height="0.3752in" svg:x="-0.4697in" svg:y="0.9374in"><text:p text:style-name="P34"><text:span text:style-name="T19">ENIG</text:span></text:p><draw:enhanced-geometry svg:viewBox="0 0 21600 21600" draw:type="non-primitive" draw:enhanced-path="M 0 0 L 21600 0 21600 21600 0 21600 Z N"/></draw:custom-shape><draw:g draw:name="Group 5" draw:style-name="gr5"><draw:custom-shape draw:name="AutoShape 6" draw:style-name="gr6" draw:text-style-name="P33" svg:width="0.215in" svg:height="0.237in" draw:transform="rotate (-1.5707963267949) translate (0.420095144356955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7" draw:style-name="gr7" draw:text-style-name="P33" svg:width="0.2157in" svg:height="0.237in" draw:transform="rotate (-1.5707963267949) translate (0.263150699912511in 0.400164041994751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8" draw:style-name="gr8" draw:text-style-name="P33" svg:width="0.215in" svg:height="0.237in" draw:transform="rotate (-1.5707963267949) translate (-0.212543744531933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9" draw:style-name="gr9" draw:text-style-name="P33" svg:width="0.215in" svg:height="0.2362in" draw:transform="rotate (-1.5707963267949) translate (0.103428477690289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10" draw:style-name="gr10" draw:text-style-name="P33" svg:width="0.2157in" svg:height="0.237in" draw:transform="rotate (-1.5707963267949) translate (-0.0542104111986002in 0.400164041994751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11" draw:style-name="gr11" draw:text-style-name="P33" svg:width="0.2224in" svg:height="0.2362in" draw:transform="rotate (-1.5707963267949) translate (0.103428477690289in 0.177247375328084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/draw:g></draw:g><text:span text:style-name="Default_20_Paragraph_20_Font"><text:span text:style-name="T1"/></text:span></text:p>
          </table:table-cell>
          <table:table-cell table:style-name="Table1.A1" table:number-rows-spanned="6" office:value-type="string">
            <text:p text:style-name="P3"/>
          </table:table-cell>
          <table:table-cell table:style-name="Table1.E6" table:number-rows-spanned="6" office:value-type="string">
            <text:p text:style-name="P4">Projet de Fin <text:span text:style-name="T18">d’Études</text:span></text:p>
            <text:p text:style-name="P5"/>
            <text:p text:style-name="P2"><text:span text:style-name="Default_20_Paragraph_20_Font"><text:span text:style-name="T2">N° d'ordre: 201</text:span></text:span><text:span text:style-name="Default_20_Paragraph_20_Font"><text:span text:style-name="T3">3 </text:span></text:span></text:p>
          </table:table-cell>
        </table:table-row>
        <table:table-row table:style-name="Table1.1">
          <table:table-cell table:style-name="Table1.A1" office:value-type="string">
            <text:p text:style-name="P6">Ministère de l’Enseignement Supérieur et de la recherche scientifique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draw:custom-shape text:anchor-type="paragraph" draw:z-index="1" draw:name="Line 12" draw:style-name="gr2" draw:text-style-name="P33" svg:width="0.6421in" svg:height="0.0012in" svg:x="0.8398in" svg:y="0.0598in"><text:p/>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niversité de Gabè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<text:span text:style-name="T18">École</text:span> Nationale d’Ingénieurs de Gabès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>Département de Génie des Communications et des Réseaux</text:p>
          </table:table-cell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0" draw:name="Line 13" draw:style-name="gr1" draw:text-style-name="P33" svg:width="6.2504in" svg:height="0.0012in" svg:x="0in" svg:y="0.2398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<text:p text:style-name="P10"/>
      <text:p text:style-name="P10"><text:bookmark-start text:name="_Toc137375240"/>Mémoire de Projet de Fin <text:bookmark-end text:name="_Toc137375240"/><text:span text:style-name="T17">d’Études</text:span></text:p>
      <text:p text:style-name="P9"/>
      <text:p text:style-name="P9"/>
      <text:h text:style-name="P28" text:outline-level="3"><draw:custom-shape text:anchor-type="paragraph" draw:z-index="4" draw:name="Line 14" draw:style-name="gr12" draw:text-style-name="P33" svg:width="2.4295in" svg:height="0.0012in" svg:x="1.8335in" svg:y="0.0717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bookmark text:name="_Toc137375241"/><text:bookmark text:name="_Toc137400573"/><text:bookmark text:name="_Toc137400839"/><text:bookmark text:name="_Toc137522442"/><text:bookmark text:name="_Toc137788809"/><text:bookmark text:name="_Toc137790516"/><text:bookmark text:name="_Toc137790590"/><text:bookmark text:name="_Toc137790662"/><text:bookmark text:name="_Toc137790733"/><text:bookmark text:name="_Toc137869237"/><text:bookmark text:name="_Toc137869669"/><text:bookmark text:name="_Toc137875324"/><text:bookmark text:name="_Toc137875774"/><text:bookmark text:name="_Toc137885567"/><text:bookmark text:name="_Toc138230824"/><text:span text:style-name="Default_20_Paragraph_20_Font"><text:span text:style-name="T1"/></text:span></text:h>
      <text:p text:style-name="P27">Développement d'une application Android pour médecins.</text:p>
      <text:p text:style-name="P14"/>
      <text:p text:style-name="P9"><draw:custom-shape text:anchor-type="paragraph" draw:z-index="3" draw:name="Line 15" draw:style-name="gr12" draw:text-style-name="P33" svg:width="2.4295in" svg:height="0.0012in" svg:x="1.8752in" svg:y="0.2102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<text:p text:style-name="P11"/>
      <text:p text:style-name="P11">Présenté à</text:p>
      <text:p text:style-name="P15"/>
      <text:p text:style-name="P19"><text:span text:style-name="T17">L’École</text:span> Nationale d’Ingénieurs de Gabès</text:p>
      <text:p text:style-name="P12"/>
      <text:p text:style-name="P12">En vue de l’obtention du</text:p>
      <text:p text:style-name="P16"/>
      <text:p text:style-name="P20"><text:span text:style-name="Default_20_Paragraph_20_Font"><text:span text:style-name="T9">Diplôme National d'Ingénieur en Communications et Réseaux</text:span></text:span></text:p>
      <text:p text:style-name="Normal"><text:s text:c="4"/><text:bookmark-start text:name="_Toc137375242"/><text:s text:c="2"/></text:p>
      <text:p text:style-name="P18"><text:bookmark-end text:name="_Toc137375242"/><text:s text:c="4"/>Réalisé par  <text:s/>: <text:s/><text:span text:style-name="T13">Riadh H</text:span><text:span text:style-name="T17">ABBACHI</text:span></text:p>
      <text:p text:style-name="P18"/>
      <text:p text:style-name="P18"><text:s text:c="4"/>Encadré par : Mr.<text:tab/> <text:span text:style-name="T13">Ikbel A</text:span><text:span text:style-name="T17">ZAEIZ</text:span></text:p>
      <text:p text:style-name="P18"><text:tab/><text:tab/><text:tab/> <text:s/>Mr.<text:tab/> <text:span text:style-name="T13">Aymen E</text:span><text:span text:style-name="T17">LJ</text:span></text:p>
      <text:p text:style-name="P9"><text:span text:style-name="Default_20_Paragraph_20_Font"><text:span text:style-name="T10"><text:tab/></text:span></text:span><text:span text:style-name="Default_20_Paragraph_20_Font"><text:span text:style-name="T10"><text:tab/></text:span></text:span><text:span text:style-name="Default_20_Paragraph_20_Font"><text:span text:style-name="T10"><text:tab/> <text:s/></text:span></text:span></text:p>
      <text:p text:style-name="P11">Soutenu le <text:span text:style-name="T14">--</text:span>/<text:span text:style-name="T14">--</text:span>/20<text:span text:style-name="T14">13</text:span>, devant la commission d'examen: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4"><text:span text:style-name="Default_20_Paragraph_20_Font"><text:span text:style-name="T5"><text:s text:c="4"/>Président</text:span>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4"><text:span text:style-name="Default_20_Paragraph_20_Font"><text:span text:style-name="T5"><text:s text:c="4"/>Membre</text:span>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p text:style-name="P32"><text:span text:style-name="T8">I</text:span><text:span text:style-name="T6">kbel A</text:span><text:span text:style-name="T7">ZAEIZ</text:span></text:p>
          </table:table-cell>
          <table:table-cell table:style-name="Table2.A1" office:value-type="string">
            <text:p text:style-name="P25"><text:s text:c="4"/>Encadrant</text:p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3">Mr.</text:p>
          </table:table-cell>
          <table:table-cell table:style-name="Table2.A1" office:value-type="string">
            <text:h text:style-name="P30" text:outline-level="6"/>
          </table:table-cell>
          <table:table-cell table:style-name="Table2.A1" office:value-type="string">
            <text:p text:style-name="P25"><text:s text:c="4"/>Invité</text:p>
          </table:table-cell>
        </table:table-row>
      </table:table>
      <text:p text:style-name="P21"/>
      <text:p text:style-name="P9"><text:span text:style-name="Default_20_Paragraph_20_Font"><text:span text:style-name="T11">AU : 201</text:span></text:span><text:span text:style-name="Default_20_Paragraph_20_Font"><text:span text:style-name="T12">2</text:span></text:span><text:span text:style-name="Default_20_Paragraph_20_Font"><text:span text:style-name="T11">/201</text:span></text:span><text:span text:style-name="Default_20_Paragraph_20_Font"><text:span text:style-name="T12">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1" draw:style="rectangular" draw:cx="0%" draw:cy="0%" draw:start-color="#d9ecff" draw:end-color="#43a1ff" draw:start-intensity="100%" draw:end-intensity="100%" draw:angle="0" draw:border="0%"/>
    <draw:gradient draw:name="a11" draw:style="rectangular" draw:cx="0%" draw:cy="0%" draw:start-color="#bddeff" draw:end-color="#43a1ff" draw:start-intensity="100%" draw:end-intensity="100%" draw:angle="0" draw:border="0%"/>
    <draw:gradient draw:name="a3" draw:style="rectangular" draw:cx="0%" draw:cy="0%" draw:start-color="#d9ecff" draw:end-color="#43a1ff" draw:start-intensity="100%" draw:end-intensity="100%" draw:angle="0" draw:border="0%"/>
    <draw:gradient draw:name="a5" draw:style="rectangular" draw:cx="0%" draw:cy="0%" draw:start-color="#d9ecff" draw:end-color="#43a1ff" draw:start-intensity="100%" draw:end-intensity="100%" draw:angle="0" draw:border="0%"/>
    <draw:gradient draw:name="a7" draw:style="rectangular" draw:cx="0%" draw:cy="0%" draw:start-color="#d9ecff" draw:end-color="#43a1ff" draw:start-intensity="100%" draw:end-intensity="100%" draw:angle="0" draw:border="0%"/>
    <draw:gradient draw:name="a9" draw:style="rectangular" draw:cx="0%" draw:cy="0%" draw:start-color="#d9ecff" draw:end-color="#43a1ff" draw:start-intensity="100%" draw:end-intensity="100%" draw:angle="0" draw:border="0%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665in" fo:margin-bottom="0.0417in" style:contextual-spacing="false" fo:hyphenation-ladder-count="no-limit" fo:keep-with-next="always"/>
      <style:text-properties style:font-name="Verdana" fo:font-weight="bold" style:font-weight-asian="bold" style:font-size-complex="14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665in" fo:margin-bottom="0.0417in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665in" fo:margin-bottom="0.0417in" style:contextual-spacing="false" fo:hyphenation-ladder-count="no-limit"/>
      <style:text-properties fo:font-style="italic" style:font-style-asian="italic" style:font-style-complex="italic" fo:hyphenate="false"/>
    </style:style>
    <style:style style:name="Normal" style:family="paragraph">
      <style:paragraph-properties fo:hyphenation-ladder-count="no-limit"/>
      <style:text-properties fo:font-size="12pt" style:font-size-asian="12pt" style:font-name-complex="Arial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Cambria" fo:font-size="13pt" fo:language="fr" fo:country="FR" fo:font-weight="bold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Heading_20_6_20_Char" style:display-name="Heading 6 Char" style:family="text" style:parent-style-name="Default_20_Paragraph_20_Font">
      <style:text-properties style:font-name="Calibri" fo:language="fr" fo:country="FR" fo:font-weight="bold" style:font-name-asian="Times New Roman" style:language-asian="fr" style:country-asian="FR" style:font-weight-asian="bold" style:font-name-complex="Arial" style:font-weight-complex="bold"/>
    </style:style>
    <style:style style:name="Heading_20_8_20_Char" style:display-name="Heading 8 Char" style:family="text" style:parent-style-name="Default_20_Paragraph_20_Font">
      <style:text-properties style:font-name="Calibri" fo:font-size="12pt" fo:language="fr" fo:country="FR" fo:font-style="italic" style:font-name-asian="Times New Roman" style:font-size-asian="12pt" style:language-asian="fr" style:country-asian="FR" style:font-style-asian="italic" style:font-name-complex="Arial" style:font-size-complex="12pt" style:font-style-complex="italic"/>
    </style:style>
    <style:style style:name="Header_20_Char" style:display-name="Header Char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/>
    </style:style>
    <style:style style:name="Footer_20_Char" style:display-name="Footer Char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Header_20_Char1" style:display-name="Header Char1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 style:language-complex="ar" style:country-complex="SA"/>
    </style:style>
    <style:style style:name="Balloon_20_Text_20_Char" style:display-name="Balloon Text Char" style:family="text" style:parent-style-name="Default_20_Paragraph_20_Font">
      <style:text-properties fo:font-size="1pt" fo:language="fr" fo:country="FR" style:font-size-asian="1pt" style:language-asian="fr" style:country-asian="FR" style:font-size-complex="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 text:c="89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title>République Tunisienne</dc:title>
    <dc:description/>
    <dc:subject/>
    <meta:initial-creator>Ben Messaoud Aymen</meta:initial-creator>
    <meta:creation-date>2013-03-20T18:13:00Z</meta:creation-date>
    <dc:date>2013-06-01T22:17:06</dc:date>
    <meta:print-date>2012-06-07T13:03:00Z</meta:print-date>
    <meta:editing-cycles>7</meta:editing-cycles>
    <meta:editing-duration>PT2M</meta:editing-duration>
    <meta:document-statistic meta:table-count="2" meta:image-count="0" meta:object-count="0" meta:page-count="1" meta:paragraph-count="30" meta:word-count="101" meta:character-count="782" meta:non-whitespace-character-count="575"/>
    <meta:template xlink:type="simple" xlink:actuate="onRequest" xlink:title="" xlink:href="../../../../../Downloads/page_de_garde_pfe_2012.odt/Normal.dotm"/>
  </office:meta>
</office:document-meta>
</file>